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10000000118EC5AD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4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title">
      <style:graphic-properties fo:min-height="3.256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outline1">
      <style:graphic-properties draw:auto-grow-height="true" fo:min-height="6.086cm"/>
    </style:style>
    <style:style style:name="pr8" style:family="presentation" style:parent-style-name="Blue-subtitle">
      <style:graphic-properties draw:fill-color="#ffffff" fo:min-height="13.609cm"/>
    </style:style>
    <style:style style:name="pr9" style:family="presentation" style:parent-style-name="Blue-notes">
      <style:graphic-properties draw:fill-color="#ffffff" draw:auto-grow-height="true" fo:min-height="13.365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start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layer="layout" svg:width="25.199cm" svg:height="13.86cm" svg:x="1.4cm" svg:y="4.914cm" presentation:class="subtitle">
          <draw:text-box>
            <text:p>Florian Ragwitz</text:p>
            <text:p>Maik Hentsch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PAN</text:p>
          </draw:text-box>
        </draw:frame>
        <draw:frame presentation:style-name="pr6" draw:layer="layout" svg:width="25.199cm" svg:height="14.63cm" svg:x="1.4cm" svg:y="4.914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Module in Distributionen organisiert</text:p>
                <text:list>
                  <text:list-item>
                    <text:p>lib/, t/, script/, META.yml, README</text:p>
                  </text:list-item>
                </text:list>
              </text:list-item>
              <text:list-item>
                <text:p>jeder kann hochladen -&gt; dadurch auch weniger gute Module</text:p>
              </text:list-item>
              <text:list-item>
                <text:p>CPAN Uploads Graph</text:p>
              </text:list-item>
              <text:list-item>
                <text:p>Reviews, Bugreports, CPAN-Testers lesen</text:p>
              </text:list-item>
              <text:list-item>
                <text:p>installieren mit cpan/cpan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Testing-Kultu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Unittests sind wichtiger Bestandteil der Perl-Philosophie</text:p>
              </text:list-item>
              <text:list-item>
                <text:p>Perl selbst mit Tests seit Perl1 (1988)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AP</text:p>
          </draw:text-box>
        </draw:frame>
        <draw:frame presentation:style-name="pr7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2" draw:text-style-name="P1" draw:layer="layout" svg:width="22cm" svg:height="8.063cm" svg:x="3cm" svg:y="10cm">
          <draw:text-box>
            <text:p text:style-name="P1"><text:span text:style-name="T1">1..3</text:span></text:p>
            <text:p text:style-name="P1"><text:span text:style-name="T1">ok 1 - erster Subtest Zusammenfassung</text:span></text:p>
            <text:p text:style-name="P1"><text:span text:style-name="T1">not ok 2 - zweiter Subtest Zusammenfassung</text:span></text:p>
            <text:p text:style-name="P1"><text:span text:style-name="T1">ok 3 - Test 3 # SKIP Begründung</text:span></text:p>
            <text:p text:style-name="P1"><text:span text:style-name="T1">ok 4 - Test 4 # TODO Kommentar</text:span></text:p>
            <text:p text:style-name="P1"><text:span text:style-name="T1">not ok 5 - Testbeschreibung</text:span></text:p>
            <text:p text:style-name="P1"><text:span text:style-name="T1"><text:s text:c="4"/></text:span><text:span text:style-name="T1">---</text:span></text:p>
            <text:p text:style-name="P1"><text:span text:style-name="T1"><text:s text:c="4"/></text:span><text:span text:style-name="T1">Fehlerbeschreibung: In YAML-Form</text:span></text:p>
            <text:p text:style-name="P1"><text:span text:style-name="T1"><text:s text:c="4"/></text:span><text:span text:style-name="T1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module</text:p>
          </draw:text-box>
        </draw:frame>
        <draw:frame presentation:style-name="pr7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Reguläre Ausdrücke</text:p>
          </draw:text-box>
        </draw:frame>
        <draw:frame presentation:style-name="pr4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munity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Community</text:p>
          </draw:text-box>
        </draw:frame>
        <draw:frame presentation:style-name="pr4" draw:layer="layout" svg:width="26cm" svg:height="14.17cm" svg:x="1cm" svg:y="4.914cm" presentation:class="outline" presentation:user-transformed="true">
          <draw:text-box>
            <text:list text:style-name="L2">
              <text:list-item>
                <text:p>Perlmonks http://perlmonks.org</text:p>
                <text:list>
                  <text:list-item>
                    <text:p>Forum für Fragen</text:p>
                  </text:list-item>
                  <text:list-item>
                    <text:p>12/1999, älteste Programmierercommunitywebseite</text:p>
                  </text:list-item>
                </text:list>
              </text:list-item>
              <text:list-item>
                <text:p>http://perl.org</text:p>
                <text:list>
                  <text:list-item>
                    <text:p>Zentrale Stelle für Doku, Code, Mailinglisten, ...</text:p>
                  </text:list-item>
                </text:list>
              </text:list-item>
              <text:list-item>
                <text:p>IRC <text:s/>irc://irc.perl.org</text:p>
                <text:list>
                  <text:list-item>
                    <text:p>Channels für Hilfe und Subprojekte</text:p>
                  </text:list-item>
                </text:list>
              </text:list-item>
              <text:list-item>
                <text:p>Events</text:p>
                <text:list>
                  <text:list-item>
                    <text:p>Hackathon, YA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cm" svg:y="0cm" presentation:class="title" presentation:user-transformed="true">
          <draw:text-box>
            <text:p>Deutsche Communit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#perlde auf irc.perl.org</text:p>
              </text:list-item>
              <text:list-item>
                <text:p>http://perl-community.org</text:p>
              </text:list-item>
              <text:list-item>
                <text:p>German Perl Workshop</text:p>
              </text:list-item>
              <text:list-item>
                <text:p>auf den CL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Perl6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z.Z. Experimentalstadium</text:p>
              </text:list-item>
              <text:list-item>
                <text:p>wird Perl5 nicht ersetzen</text:p>
                <text:list>
                  <text:list-item>
                    <text:p>nebenher von Perl5/Perl6 ähnlich C/C++</text:p>
                  </text:list-item>
                </text:list>
              </text:list-item>
              <text:list-item>
                <text:p>viele Ideen nach Perl5 rückportiert/beeinflusst</text:p>
                <text:list>
                  <text:list-item>
                    <text:p>Moose</text:p>
                  </text:list-item>
                  <text:list-item>
                    <text:p>Perl6::Junctions</text:p>
                  </text:list-item>
                </text:list>
              </text:list-item>
              <text:list-item>
                <text:p>Compiler Rakudo</text:p>
                <text:list>
                  <text:list-item>
                    <text:p>Rakudo Star veröffentl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0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Referenzen</text:p>
          </draw:text-box>
        </draw:frame>
        <draw:frame presentation:style-name="pr8" draw:text-style-name="P2" draw:layer="layout" svg:width="25.199cm" svg:height="13.609cm" svg:x="1.4cm" svg:y="5.039cm" presentation:class="subtitle">
          <draw:text-box>
            <text:p text:style-name="P2"><text:span text:style-name="T2">http://testanything.org/wiki/index.php/TAP_History</text:span></text:p>
            <text:p text:style-name="P2"><text:span text:style-name="T2">http://rakudo.org/how-to-get-rakudo</text:span></text:p>
          </draw:text-box>
        </draw:frame>
        <draw:frame draw:style-name="gr3" draw:text-style-name="P3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3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3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12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1T19:43:20</meta:creation-date>
    <meta:editing-duration>PT08H19M15S</meta:editing-duration>
    <meta:editing-cycles>26</meta:editing-cycles>
    <dc:date>2011-03-13T12:48:49</dc:date>
    <meta:generator>OpenOffice.org/3.0$Unix OpenOffice.org_project/300m15$Build-9379</meta:generator>
    <meta:document-statistic meta:object-count="77"/>
    <meta:user-defined meta:name="Info 1"/>
    <meta:user-defined meta:name="Info 2"/>
    <meta:user-defined meta:name="Info 3"/>
    <meta:user-defined meta:name="Info 4"/>
  </office:meta>
</office:document-meta>
</file>